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960e" officeooo:paragraph-rsid="0005960e" style:font-size-asian="14pt" style:font-size-complex="16pt"/>
    </style:style>
    <style:style style:name="P2" style:family="paragraph" style:parent-style-name="Standard">
      <style:text-properties fo:font-size="12pt" officeooo:rsid="0005960e" officeooo:paragraph-rsid="0005960e" style:font-size-asian="10.5pt" style:font-size-complex="12pt"/>
    </style:style>
    <style:style style:name="T1" style:family="text">
      <style:text-properties style:font-name="Linux Libertine Mono O"/>
    </style:style>
    <style:style style:name="T2" style:family="text">
      <style:text-properties style:font-name="Tlwg Typis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ler: Instruccions per a carregar el fitxer de la pràctica</text:p>
      <text:p text:style-name="P1"/>
      <text:p text:style-name="P2">1) Arrencar l’ordinador amb Linux.</text:p>
      <text:p text:style-name="P2"/>
      <text:p text:style-name="P2">2) Obrir un terminal: al menú principal, seleccionar</text:p>
      <text:p text:style-name="P2"/>
      <text:p text:style-name="P2"><text:tab/><text:tab/><text:tab/>Aplicacions → Sistema → Terminal</text:p>
      <text:p text:style-name="P2"/>
      <text:p text:style-name="P2">3) Obrir el notebook de jupyter, exectutant la comanda següent al terminal:</text:p>
      <text:p text:style-name="P2"/>
      <text:p text:style-name="P2"><text:tab/><text:span text:style-name="T2">sage -n jupyter</text:span></text:p>
      <text:p text:style-name="P2"/>
      <text:p text:style-name="P2">4) Un cop al notebook de jupyter, podem carregar el worksheet <text:span text:style-name="T2">crypto_per_secundaria.ipynb</text:span> anant a upload i navegant fins la ubicació del fitxer. </text:p>
      <text:p text:style-name="P2"/>
      <text:p text:style-name="P2">5) Les cel·les s'executen prement Shift + En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4:29:26.834885918</meta:creation-date>
    <dc:date>2019-10-29T14:37:20.105218080</dc:date>
    <meta:editing-duration>PT7M53S</meta:editing-duration>
    <meta:editing-cycles>1</meta:editing-cycles>
    <meta:document-statistic meta:table-count="0" meta:image-count="0" meta:object-count="0" meta:page-count="1" meta:paragraph-count="8" meta:word-count="73" meta:character-count="464" meta:non-whitespace-character-count="394"/>
    <meta:generator>LibreOffice/6.0.7.3$Linux_X86_64 LibreOffice_project/00m0$Build-3</meta:generator>
  </office:meta>
</office:document-meta>
</file>